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2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P12" style:parent-style-name="Listenabsatz" style:list-style-name="LFO1" style:family="paragraph"/>
    <style:style style:name="P13" style:parent-style-name="Listenabsatz" style:list-style-name="LFO1" style:family="paragraph"/>
    <style:style style:name="P14" style:parent-style-name="Listenabsatz" style:list-style-name="LFO1" style:family="paragraph"/>
    <style:style style:name="P15" style:parent-style-name="Listenabsatz" style:list-style-name="LFO1" style:family="paragraph"/>
    <style:style style:name="P16" style:parent-style-name="Listenabsatz" style:list-style-name="LFO1" style:family="paragraph"/>
    <style:style style:name="P17" style:parent-style-name="Listenabsatz" style:list-style-name="LFO1" style:family="paragraph"/>
    <style:style style:name="P18" style:parent-style-name="Listenabsatz" style:list-style-name="LFO1" style:family="paragraph"/>
    <style:style style:name="P19" style:parent-style-name="Listenabsatz" style:list-style-name="LFO1" style:family="paragraph"/>
  </office:automatic-styles>
  <office:body>
    <office:text text:use-soft-page-breaks="true">
      <text:p text:style-name="P1">Spielerdisplays „Augen offen“</text:p>
      <text:p text:style-name="Standard">Zuerst spielen alle Memory für gewisse Zeit</text:p>
      <text:p text:style-name="Standard">Dein Zug beginnt, wenn derjenige vor dir fertig ist und du eine<text:s/>Karte auswählst<text:s/></text:p>
      <text:list text:style-name="LFO2" text:continue-numbering="true">
        <text:list-item>
          <text:p text:style-name="P2">Das auswählen einer Karte startet den speziellen Rollenmodus</text:p>
        </text:list-item>
      </text:list>
      <text:p text:style-name="Standard">Dann beginnt Amor</text:p>
      <text:p text:style-name="Standard">Amor:</text:p>
      <text:list text:style-name="LFO1" text:continue-numbering="true">
        <text:list-item>
          <text:p text:style-name="P3">Alle Karten drehen sich um (mit Bildern der Spieler)</text:p>
        </text:list-item>
        <text:list-item>
          <text:p text:style-name="P4">Zusätzlich gibt es „Dummie – Karten“ die verdeckt bleiben</text:p>
        </text:list-item>
        <text:list-item>
          <text:p text:style-name="P5">Amor wählt die beiden, die sich verlieben sollen</text:p>
        </text:list-item>
        <text:list-item>
          <text:p text:style-name="P6">Die beiden Karten drehen sich um (Rückseite wird gezeigt)</text:p>
        </text:list-item>
      </text:list>
      <text:p text:style-name="Standard">Werwölfe:</text:p>
      <text:list text:style-name="LFO1" text:continue-numbering="true">
        <text:list-item>
          <text:p text:style-name="P7">Auswahl eines Opfers</text:p>
        </text:list-item>
        <text:list-item>
          <text:p text:style-name="P8">Der ausgewählte wird wieder umgedreht</text:p>
        </text:list-item>
        <text:list-item>
          <text:p text:style-name="P9">Am Ende stirbt der mit meisten Stimmen</text:p>
        </text:list-item>
      </text:list>
      <text:p text:style-name="Standard">Hexe:</text:p>
      <text:list text:style-name="LFO1" text:continue-numbering="true">
        <text:list-item>
          <text:p text:style-name="P10">Spieler, der sterben soll, wird zusammen mit Rettungstrank – Karte umgedreht</text:p>
        </text:list-item>
        <text:list-item>
          <text:p text:style-name="P11">Wenn man Spieler gerettet werden soll, auf Trank tippen; wenn nicht irgendwo anders hin</text:p>
        </text:list-item>
        <text:list-item>
          <text:p text:style-name="P12">Gifttrank – Karte dreht sich um</text:p>
        </text:list-item>
        <text:list-item>
          <text:p text:style-name="P13">Soll<text:s/>Gifttrank<text:s/>eingesetzt werden, tippt man auf die Karte -&gt;<text:s/>drehen sich alle Spielerkarten um – der, der getötet werden soll, wird angetippt</text:p>
        </text:list-item>
        <text:list-item>
          <text:p text:style-name="P14">Soll keiner getötet werden, wird irgendwo anders hin getippt</text:p>
        </text:list-item>
      </text:list>
      <text:p text:style-name="Standard">Seherin:</text:p>
      <text:list text:style-name="LFO1" text:continue-numbering="true">
        <text:list-item>
          <text:p text:style-name="P15">Alle Spielerkarten drehen sich um</text:p>
        </text:list-item>
        <text:list-item>
          <text:p text:style-name="P16">Seher wählt einen aus</text:p>
        </text:list-item>
        <text:list-item>
          <text:p text:style-name="P17">Karte dreht sich um, die anzeigt, ob ausgewählter Spieler gut oder schlecht ist (evtl. Tränke, die rot (schlecht) oder grün (gut) sind; im Memory Boni- Karten)</text:p>
        </text:list-item>
      </text:list>
      <text:p text:style-name="Standard">Keine Sonderrolle:</text:p>
      <text:list text:style-name="LFO1" text:continue-numbering="true">
        <text:list-item>
          <text:p text:style-name="P18">Memory -&gt; setzt sich zusammen aus Bilder der Spieler, Symbole, Tränke</text:p>
        </text:list-item>
        <text:list-item>
          <text:p text:style-name="P19">Vorschlag Boni einbauen um Memory attraktiver zu machen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Koch</meta:initial-creator>
    <dc:creator>Alex Koch</dc:creator>
    <meta:creation-date>2016-05-10T12:42:00Z</meta:creation-date>
    <dc:date>2016-05-10T13:12:00Z</dc:date>
    <meta:template xlink:href="Normal.dotm" xlink:type="simple"/>
    <meta:editing-cycles>1</meta:editing-cycles>
    <meta:editing-duration>PT0S</meta:editing-duration>
    <meta:document-statistic meta:page-count="1" meta:paragraph-count="2" meta:word-count="183" meta:character-count="1341" meta:row-count="9" meta:non-whitespace-character-count="1160"/>
  </office:meta>
</office:document-meta>
</file>